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Source Code Pro Black" svg:font-family="'Source Code Pro Black'" style:font-family-generic="modern" style:font-pitch="fixed"/>
    <style:font-face style:name="Source Code Pro Black1" svg:font-family="'Source Code Pro Black'" style:font-adornments="Regular" style:font-family-generic="modern" style:font-pitch="fixed"/>
    <style:font-face style:name="Source Code Pro Semibold" svg:font-family="'Source Code Pro Semibold'" style:font-family-generic="modern" style:font-pitch="fixed"/>
    <style:font-face style:name="Consolas1" svg:font-family="Consolas" style:font-family-generic="modern" style:font-pitch="variable"/>
    <style:font-face style:name="Liberation Sans2" svg:font-family="'Liberation Sans'" style:font-family-generic="modern" style:font-pitch="variable"/>
    <style:font-face style:name="Source Code Pro Semibold1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791cm" fo:min-width="3.61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791cm" fo:min-width="1.8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791cm" fo:min-width="2.62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791cm" fo:min-width="2.923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791cm" fo:min-width="3.717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.476cm" fo:min-width="3.89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.476cm" fo:min-width="3.131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Dot" svg:stroke-width="0.106cm" svg:stroke-color="#000000" draw:marker-start-width="0.358cm" draw:marker-end="Arrow" draw:marker-end-width="0.458cm" draw:fill="solid" draw:fill-color="#000000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927cm" fo:min-width="11.947cm"/>
      <style:paragraph-properties style:writing-mode="lr-tb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09cm" fo:min-width="11.947cm"/>
      <style:paragraph-properties style:writing-mode="lr-tb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1.633cm" fo:min-width="5.724cm"/>
      <style:paragraph-properties style:writing-mode="lr-tb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4.338cm" fo:min-width="6.867cm"/>
      <style:paragraph-properties style:writing-mode="lr-tb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-color="#eeeeee" draw:textarea-horizontal-align="justify" draw:textarea-vertical-align="middle" draw:auto-grow-height="false" fo:min-height="0.623cm" fo:min-width="5.827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-color="#eeeeee" draw:textarea-horizontal-align="justify" draw:textarea-vertical-align="middle" draw:auto-grow-height="false" fo:min-height="0.623cm" fo:min-width="4.938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draw:fill-color="#eeeeee" draw:textarea-horizontal-align="justify" draw:textarea-vertical-align="middle" draw:auto-grow-height="false" fo:min-height="0.622cm" fo:min-width="4.555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0000" draw:marker-start-width="0.279cm" draw:marker-end-width="0.279cm" draw:fill-color="#eeeeee" draw:textarea-horizontal-align="justify" draw:textarea-vertical-align="middle" draw:auto-grow-height="false" fo:min-height="0.623cm" fo:min-width="3.668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width="0.053cm" svg:stroke-color="#000000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20" style:family="graphic" style:parent-style-name="objectwithoutfill">
      <style:graphic-properties draw:stroke="dash" draw:stroke-dash="Long_20_Dash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style:font-name="Source Sans Pro" fo:font-size="24pt" fo:font-style="normal" fo:font-weight="normal"/>
    </style:style>
    <style:style style:name="P2" style:family="paragraph">
      <loext:graphic-properties draw:fill-color="#eeeeee"/>
      <style:paragraph-properties fo:text-align="center" style:writing-mode="lr-tb"/>
      <style:text-properties style:font-name="Source Sans Pro" fo:font-size="24pt" fo:font-style="normal" fo:font-weight="normal"/>
    </style:style>
    <style:style style:name="P3" style:family="paragraph">
      <style:paragraph-properties fo:text-align="center" style:writing-mode="lr-tb"/>
      <style:text-properties style:font-name="Consolas" fo:font-size="24pt" fo:font-weight="normal"/>
    </style:style>
    <style:style style:name="P4" style:family="paragraph">
      <loext:graphic-properties draw:fill-color="#eeeeee"/>
      <style:paragraph-properties fo:text-align="center" style:writing-mode="lr-tb"/>
      <style:text-properties style:font-name="Consolas" fo:font-size="24pt" fo:font-weight="normal"/>
    </style:style>
    <style:style style:name="P5" style:family="paragraph">
      <loext:graphic-properties draw:fill="solid"/>
      <style:paragraph-properties fo:text-align="center"/>
      <style:text-properties style:font-name="Source Code Pro Semibold" fo:font-size="24pt" fo:font-weight="normal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 style:writing-mode="lr-tb"/>
      <style:text-properties style:font-name="Consolas" fo:font-size="14pt" fo:font-weight="normal" style:font-size-asian="14pt" style:font-size-complex="14pt"/>
    </style:style>
    <style:style style:name="P8" style:family="paragraph">
      <loext:graphic-properties draw:fill-color="#ffffff"/>
      <style:paragraph-properties fo:text-align="center" style:writing-mode="lr-tb"/>
      <style:text-properties style:font-name="Consolas" fo:font-size="14pt" fo:font-weight="normal" style:font-size-asian="14pt" style:font-size-complex="14pt"/>
    </style:style>
    <style:style style:name="P9" style:family="paragraph">
      <style:paragraph-properties fo:text-align="start" style:writing-mode="lr-tb"/>
      <style:text-properties style:font-name="Consolas" fo:font-size="15pt" fo:font-weight="normal" style:font-size-asian="15pt" style:font-size-complex="15pt"/>
    </style:style>
    <style:style style:name="P10" style:family="paragraph">
      <loext:graphic-properties draw:fill-color="#ffffff"/>
      <style:paragraph-properties fo:text-align="start" style:writing-mode="lr-tb"/>
      <style:text-properties style:font-name="Consolas" fo:font-size="15pt" fo:font-weight="normal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nsolas" fo:font-size="15pt" fo:font-weight="normal" style:font-size-asian="15pt" style:font-size-complex="15pt"/>
    </style:style>
    <style:style style:name="P12" style:family="paragraph">
      <style:paragraph-properties fo:text-align="center"/>
      <style:text-properties style:font-name="Consolas" fo:font-size="24pt" fo:text-shadow="1pt 1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eeeeee"/>
      <style:paragraph-properties fo:text-align="center"/>
      <style:text-properties style:font-name="Consolas" fo:font-size="24pt" fo:text-shadow="1pt 1pt" fo:font-weight="normal" style:font-size-asian="24pt" style:font-weight-asian="normal" style:font-size-complex="24pt" style:font-weight-complex="normal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style:font-name="Source Sans Pro" fo:font-size="24pt" fo:font-style="normal" fo:font-weight="normal"/>
    </style:style>
    <style:style style:name="T2" style:family="text">
      <style:text-properties style:font-name="Consolas" fo:font-size="24pt" fo:font-weight="normal"/>
    </style:style>
    <style:style style:name="T3" style:family="text">
      <style:text-properties style:font-name="Consolas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Consolas" fo:font-size="15pt" fo:font-weight="normal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Tahoma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.334cm" svg:height="1.397cm" svg:x="9.509cm" svg:y="3.667cm">
          <text:p text:style-name="P1"><text:span text:style-name="T1">untouchables</text:span></text:p>
          <draw:enhanced-geometry svg:viewBox="0 0 21600 21600" draw:glue-points="10800 0 0 10800 10800 21600 21600 10800" draw:text-areas="?f3 ?f3 ?f4 ?f4" draw:type="hexagon" draw:modifiers="1545.8015267175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7" draw:id="id7" draw:layer="layout" svg:width="3.048cm" svg:height="1.397cm" svg:x="11.16cm" svg:y="7.096cm">
          <text:p text:style-name="P1"><text:span text:style-name="T1">streaks</text:span></text:p>
          <draw:enhanced-geometry svg:viewBox="0 0 21600 21600" draw:glue-points="10800 0 0 10800 10800 21600 21600 10800" draw:text-areas="?f3 ?f3 ?f4 ?f4" draw:type="hexagon" draw:modifiers="1545.8015267175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xml:id="id5" draw:id="id5" draw:layer="layout" svg:width="4.064cm" svg:height="1.397cm" svg:x="10.525cm" svg:y="9.255cm">
          <text:p text:style-name="P1"><text:span text:style-name="T1">verbatims</text:span></text:p>
          <draw:enhanced-geometry svg:viewBox="0 0 21600 21600" draw:glue-points="10800 0 0 10800 10800 21600 21600 10800" draw:text-areas="?f3 ?f3 ?f4 ?f4" draw:type="hexagon" draw:modifiers="1545.8015267175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xml:id="id3" draw:id="id3" draw:layer="layout" svg:width="4.445cm" svg:height="1.397cm" svg:x="9.763cm" svg:y="12.176cm">
          <text:p text:style-name="P1"><text:span text:style-name="T1">enclosures</text:span></text:p>
          <draw:enhanced-geometry svg:viewBox="0 0 21600 21600" draw:glue-points="10800 0 0 10800 10800 21600 21600 10800" draw:text-areas="?f3 ?f3 ?f4 ?f4" draw:type="hexagon" draw:modifiers="1545.8015267175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xml:id="id1" draw:id="id1" draw:layer="layout" svg:width="5.461cm" svg:height="1.397cm" svg:x="9.509cm" svg:y="14.716cm">
          <text:p text:style-name="P1"><text:span text:style-name="T1">pattern rules</text:span></text:p>
          <draw:enhanced-geometry svg:viewBox="0 0 21600 21600" draw:glue-points="10800 0 0 10800 10800 21600 21600 10800" draw:text-areas="?f3 ?f3 ?f4 ?f4" draw:type="hexagon" draw:modifiers="1545.8015267175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4" xml:id="id6" draw:id="id6" draw:layer="layout" svg:width="5.08cm" svg:height="1.778cm" svg:x="19.542cm" svg:y="4.175cm">
          <text:p text:style-name="P3"><text:span text:style-name="T2">tokeniz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4.445cm" svg:height="1.778cm" svg:x="18.399cm" svg:y="9.382cm">
          <text:p text:style-name="P3"><text:span text:style-name="T2">encl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" draw:id="id2" draw:layer="layout" svg:width="3.683cm" svg:height="1.778cm" svg:x="18.653cm" svg:y="14.716cm">
          <text:p text:style-name="P3"><text:span text:style-name="T2">par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s" draw:line-skew="0.743cm -1.25cm" svg:x1="14.97cm" svg:y1="15.415cm" svg:x2="18.653cm" svg:y2="15.605cm" draw:start-shape="id1" draw:start-glue-point="7" draw:end-shape="id2" draw:end-glue-point="3" svg:d="M14970 15415h1270l635 190h1778" svg:viewBox="0 0 3684 191">
          <text:p/>
        </draw:connector>
        <draw:connector draw:style-name="gr9" draw:text-style-name="P5" draw:layer="layout" draw:type="lines" draw:line-skew="0.997cm -0.869cm" svg:x1="14.208cm" svg:y1="12.875cm" svg:x2="18.399cm" svg:y2="10.271cm" draw:start-shape="id3" draw:start-glue-point="7" draw:end-shape="id4" draw:end-glue-point="3" svg:d="M14208 12875h1524l1270-2604h1397" svg:viewBox="0 0 4192 2605">
          <text:p/>
        </draw:connector>
        <draw:connector draw:style-name="gr9" draw:text-style-name="P5" draw:layer="layout" draw:type="lines" draw:line-skew="0.616cm -0.87cm" svg:x1="14.589cm" svg:y1="9.954cm" svg:x2="19.542cm" svg:y2="5.064cm" draw:start-shape="id5" draw:start-glue-point="7" draw:end-shape="id6" draw:end-glue-point="3" svg:d="M14589 9954h1144l2412-4890h1397" svg:viewBox="0 0 4954 4891">
          <text:p/>
        </draw:connector>
        <draw:connector draw:style-name="gr9" draw:text-style-name="P5" draw:layer="layout" draw:type="lines" draw:line-skew="1.251cm -0.997cm" svg:x1="14.208cm" svg:y1="7.795cm" svg:x2="19.542cm" svg:y2="5.064cm" draw:start-shape="id7" draw:start-glue-point="7" draw:end-shape="id6" draw:end-glue-point="3" svg:d="M14208 7795h1779l2031-2731h1524" svg:viewBox="0 0 5335 2732">
          <text:p/>
        </draw:connector>
        <draw:connector draw:style-name="gr9" draw:text-style-name="P5" draw:layer="layout" draw:type="lines" draw:line-skew="0.488cm -0.997cm" svg:x1="14.843cm" svg:y1="4.366cm" svg:x2="19.542cm" svg:y2="5.064cm" draw:start-shape="id8" draw:start-glue-point="7" draw:end-shape="id6" draw:end-glue-point="3" svg:d="M14843 4366h1016l2159 698h1524" svg:viewBox="0 0 4700 699">
          <text:p/>
        </draw:connector>
        <draw:connector draw:style-name="gr10" draw:text-style-name="P6" draw:layer="layout" draw:line-skew="0cm 1.524cm -0.997cm" svg:x1="14.97cm" svg:y1="15.415cm" svg:x2="10.525cm" svg:y2="9.954cm" draw:start-shape="id1" draw:start-glue-point="7" draw:end-shape="id5" draw:end-glue-point="5" svg:d="M14970 15415h527v-1207h-6496v-4254h1524" svg:viewBox="0 0 6497 5462">
          <text:p/>
        </draw:connector>
        <draw:connector draw:style-name="gr10" draw:text-style-name="P6" draw:layer="layout" draw:line-skew="0.616cm 0cm 0.019cm" svg:x1="14.208cm" svg:y1="12.875cm" svg:x2="10.525cm" svg:y2="9.954cm" draw:start-shape="id3" draw:start-glue-point="7" draw:end-shape="id5" draw:end-glue-point="5" svg:d="M14208 12875h1143v-1461h-5334v-1460h508" svg:viewBox="0 0 5335 2922">
          <text:p/>
        </draw:connector>
        <draw:custom-shape draw:style-name="gr11" draw:text-style-name="P8" draw:layer="layout" svg:width="12.446cm" svg:height="1.27cm" svg:x="1.635cm" svg:y="1.762cm">
          <text:p text:style-name="P7"><text:span text:style-name="T3">keep</text:span><text:span text:style-name="T4"> ‘//’ </text:span><text:span text:style-name="T3">...</text:span><text:span text:style-name="T4"> ‘\n’ </text:span><text:span text:style-name="T3">as</text:span><text:span text:style-name="T4"> single_line_comment</text:span></text:p>
          <draw:enhanced-geometry svg:viewBox="0 0 21600 21600" draw:glue-points="10800 0 0 10800 10800 21600 21600 10800" draw:text-areas="0 0 21600 ?f11" draw:type="paper" draw:modifiers="19901.08459869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8" draw:layer="layout" svg:width="12.446cm" svg:height="1.143cm" svg:x="1.635cm" svg:y="5.572cm">
          <text:p text:style-name="P7"><text:span text:style-name="T3">streak</text:span><text:span text:style-name="T4"> ‘[a-z]-’ </text:span><text:span text:style-name="T3">as</text:span><text:span text:style-name="T4"> kebab_case_identifier</text:span></text:p>
          <draw:enhanced-geometry svg:viewBox="0 0 21600 21600" draw:glue-points="10800 0 0 10800 10800 21600 21600 10800" draw:text-areas="0 0 21600 ?f11" draw:type="paper" draw:modifiers="19901.08459869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0" draw:layer="layout" svg:width="6.223cm" svg:height="2.032cm" svg:x="1.762cm" svg:y="11.414cm">
          <text:p text:style-name="P9"><text:span text:style-name="T3">enclose</text:span><text:span text:style-name="T4"> ‘&lt;’ </text:span><text:span text:style-name="T3">...</text:span><text:span text:style-name="T4"> ‘/&gt;’</text:span></text:p>
          <text:p text:style-name="P9"><text:span text:style-name="T3">as</text:span><text:span text:style-name="T4"> closing_tag</text:span></text:p>
          <draw:enhanced-geometry svg:viewBox="0 0 21600 21600" draw:glue-points="10800 0 0 10800 10800 21600 21600 10800" draw:text-areas="0 0 21600 ?f11" draw:type="paper" draw:modifiers="19901.08459869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0" draw:layer="layout" svg:width="7.366cm" svg:height="4.953cm" svg:x="1.635cm" svg:y="14.335cm">
          <text:p text:style-name="P9"><text:span text:style-name="T5">match</text:span><text:span text:style-name="T6"> expr </text:span><text:span text:style-name="T5">#</text:span><text:span text:style-name="T6"> {</text:span></text:p>
          <text:p text:style-name="P11"><text:span text:style-name="T4"><text:tab/></text:span><text:span text:style-name="T4">mul {</text:span></text:p>
          <text:p text:style-name="P11"><text:span text:style-name="T4"><text:tab/></text:span><text:span text:style-name="T4"><text:tab/></text:span><text:span text:style-name="T4">[expr ‘*’ expr]</text:span></text:p>
          <text:p text:style-name="P11"><text:span text:style-name="T6"><text:tab/></text:span><text:span text:style-name="T6">}</text:span></text:p>
          <text:p text:style-name="P11"><text:span text:style-name="T4"><text:tab/></text:span><text:span text:style-name="T4">add {</text:span></text:p>
          <text:p text:style-name="P11"><text:span text:style-name="T4"><text:tab/></text:span><text:span text:style-name="T4"><text:tab/></text:span><text:span text:style-name="T4">[expr ‘+’ expr]</text:span></text:p>
          <text:p text:style-name="P11"><text:span text:style-name="T4"><text:tab/></text:span><text:span text:style-name="T4">}</text:span></text:p>
          <text:p text:style-name="P9"><text:span text:style-name="T4">}</text:span></text:p>
          <draw:enhanced-geometry svg:viewBox="0 0 21600 21600" draw:glue-points="10800 0 0 10800 10800 21600 21600 10800" draw:text-areas="0 0 21600 ?f11" draw:type="paper" draw:modifiers="19901.08459869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3" xml:id="id9" draw:id="id9" draw:layer="layout" svg:width="6.477cm" svg:height="1.023cm" svg:x="21.447cm" svg:y="1.628cm">
          <text:p text:style-name="P12"><text:span text:style-name="T7">UNPROCESSED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0" draw:id="id10" draw:layer="layout" svg:width="5.588cm" svg:height="1.023cm" svg:x="22.463cm" svg:y="7.089cm">
          <text:p text:style-name="P12"><text:span text:style-name="T7">TOKENIZED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1" draw:id="id11" draw:layer="layout" svg:width="5.207cm" svg:height="1.024cm" svg:x="22.844cm" svg:y="12.303cm">
          <text:p text:style-name="P12"><text:span text:style-name="T7">ENCLOSED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2" draw:id="id12" draw:layer="layout" svg:width="4.318cm" svg:height="1.023cm" svg:x="23.733cm" svg:y="18.272cm">
          <text:p text:style-name="P12"><text:span text:style-name="T7">PARSED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layout" svg:x1="24.685cm" svg:y1="2.651cm" svg:x2="22.082cm" svg:y2="4.175cm" draw:start-shape="id9" draw:start-glue-point="2" draw:end-shape="id6" draw:end-glue-point="0" svg:d="M24685 2651v762h-2603v762" svg:viewBox="0 0 2604 1525">
          <text:p/>
        </draw:connector>
        <draw:connector draw:style-name="gr20" draw:text-style-name="P14" draw:layer="layout" svg:x1="22.082cm" svg:y1="5.953cm" svg:x2="25.257cm" svg:y2="7.089cm" draw:start-shape="id6" draw:start-glue-point="2" draw:end-shape="id10" draw:end-glue-point="0" svg:d="M22082 5953v568h3175v568" svg:viewBox="0 0 3176 1137">
          <text:p/>
        </draw:connector>
        <draw:connector draw:style-name="gr19" draw:text-style-name="P14" draw:layer="layout" svg:x1="25.257cm" svg:y1="8.112cm" svg:x2="20.621cm" svg:y2="9.382cm" draw:start-shape="id10" draw:start-glue-point="2" draw:end-shape="id4" draw:end-glue-point="0" svg:d="M25257 8112v635h-4636v635" svg:viewBox="0 0 4637 1271">
          <text:p/>
        </draw:connector>
        <draw:connector draw:style-name="gr19" draw:text-style-name="P14" draw:layer="layout" svg:x1="20.621cm" svg:y1="11.16cm" svg:x2="25.447cm" svg:y2="12.303cm" draw:start-shape="id4" draw:start-glue-point="2" draw:end-shape="id11" draw:end-glue-point="0" svg:d="M20621 11160v572h4826v571" svg:viewBox="0 0 4827 1144">
          <text:p/>
        </draw:connector>
        <draw:connector draw:style-name="gr19" draw:text-style-name="P14" draw:layer="layout" svg:x1="25.447cm" svg:y1="13.327cm" svg:x2="20.494cm" svg:y2="14.716cm" draw:start-shape="id11" draw:start-glue-point="2" draw:end-shape="id2" draw:end-glue-point="0" svg:d="M25447 13327v695h-4953v694" svg:viewBox="0 0 4954 1390">
          <text:p/>
        </draw:connector>
        <draw:connector draw:style-name="gr19" draw:text-style-name="P14" draw:layer="layout" svg:x1="20.494cm" svg:y1="16.494cm" svg:x2="25.892cm" svg:y2="18.272cm" draw:start-shape="id2" draw:start-glue-point="2" draw:end-shape="id12" draw:end-glue-point="0" svg:d="M20494 16494v889h5398v889" svg:viewBox="0 0 5399 177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Source Code Pro Black" svg:font-family="'Source Code Pro Black'" style:font-family-generic="modern" style:font-pitch="fixed"/>
    <style:font-face style:name="Source Code Pro Black1" svg:font-family="'Source Code Pro Black'" style:font-adornments="Regular" style:font-family-generic="modern" style:font-pitch="fixed"/>
    <style:font-face style:name="Source Code Pro Semibold" svg:font-family="'Source Code Pro Semibold'" style:font-family-generic="modern" style:font-pitch="fixed"/>
    <style:font-face style:name="Consolas1" svg:font-family="Consolas" style:font-family-generic="modern" style:font-pitch="variable"/>
    <style:font-face style:name="Liberation Sans2" svg:font-family="'Liberation Sans'" style:font-family-generic="modern" style:font-pitch="variable"/>
    <style:font-face style:name="Source Code Pro Semibold1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7T00:52:20.229000000</meta:creation-date>
    <dc:date>2021-03-07T17:37:11.018000000</dc:date>
    <meta:editing-duration>PT2H35M43S</meta:editing-duration>
    <meta:editing-cycles>16</meta:editing-cycles>
    <meta:generator>LibreOffice/6.4.7.2$Windows_X86_64 LibreOffice_project/639b8ac485750d5696d7590a72ef1b496725cfb5</meta:generator>
    <meta:document-statistic meta:object-count="29"/>
  </office:meta>
</office:document-meta>
</file>